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fill-color="#ed1c24" draw:opacity="50%" draw:textarea-horizontal-align="justify" draw:textarea-vertical-align="middle" draw:auto-grow-height="false" fo:min-height="11.702cm" fo:min-width="13.006cm"/>
    </style:style>
    <style:style style:name="co1" style:family="table-column">
      <style:table-column-properties style:column-width="0.912cm" style:use-optimal-column-width="false"/>
    </style:style>
    <style:style style:name="co2" style:family="table-column">
      <style:table-column-properties style:column-width="0.916cm" style:use-optimal-column-width="false"/>
    </style:style>
    <style:style style:name="co3" style:family="table-column">
      <style:table-column-properties style:column-width="0.918cm" style:use-optimal-column-width="false"/>
    </style:style>
    <style:style style:name="co4" style:family="table-column">
      <style:table-column-properties style:column-width="0.92cm" style:use-optimal-column-width="false"/>
    </style:style>
    <style:style style:name="co5" style:family="table-column">
      <style:table-column-properties style:column-width="0.922cm" style:use-optimal-column-width="false"/>
    </style:style>
    <style:style style:name="co6" style:family="table-column">
      <style:table-column-properties style:column-width="0.92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76cm"/>
    </style:style>
    <style:style style:name="ro4" style:family="table-row">
      <style:table-row-properties style:row-height="0.978cm"/>
    </style:style>
    <style:style style:name="ro5" style:family="table-row">
      <style:table-row-properties style:row-height="0.98cm"/>
    </style:style>
    <style:style style:name="ce1" style:family="table-cell">
      <style:text-properties fo:color="#ffffff" fo:background-color="#0066b3"/>
    </style:style>
    <style:style style:name="ce2" style:family="table-cell">
      <style:text-properties fo:color="#ffffff" fo:background-color="#ed1c24"/>
    </style:style>
    <style:style style:name="ce3" style:family="table-cell">
      <style:text-properties fo:color="#ffffff"/>
    </style:style>
    <style:style style:name="P1" style:family="paragraph">
      <style:text-properties fo:background-color="#0066b3"/>
    </style:style>
    <style:style style:name="P2" style:family="paragraph">
      <style:text-properties fo:background-color="#ed1c24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d1c24" draw:opacity="50%"/>
      <style:paragraph-properties fo:text-align="center"/>
      <style:text-properties fo:color="#ed1c24"/>
    </style:style>
    <style:style style:name="T1" style:family="text">
      <style:text-properties fo:color="#ffffff" fo:background-color="#0066b3"/>
    </style:style>
    <style:style style:name="T2" style:family="text">
      <style:text-properties fo:color="#ffffff" fo:background-color="#ed1c24"/>
    </style:style>
    <style:style style:name="T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2.739cm" svg:height="2.915cm" svg:x="31.562cm" svg:y="1.1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2.741cm" svg:height="2.917cm" svg:x="9.31cm" svg:y="6.0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">R</text:span></text:p>
              </table:table-cell>
              <table:table-cell>
                <text:p text:style-name="P2"><text:span text:style-name="T2">R</text:span></text:p>
              </table:table-cell>
              <table:table-cell table:style-name="ce3"/>
            </table:table-row>
            <table:table-row table:style-name="ro2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2.741cm" svg:height="2.917cm" svg:x="31.567cm" svg:y="5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/>
              <table:table-cell>
                <text:p><text:span text:style-name="T2">R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2.741cm" svg:height="2.917cm" svg:x="53.04cm" svg:y="6.4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><text:span text:style-name="T2">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2.743cm" svg:height="2.919cm" svg:x="4.5cm" svg:y="11.2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2.743cm" svg:height="2.919cm" svg:x="13.3cm" svg:y="11.1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  <table:table-cell/>
            </table:table-row>
            <table:table-row table:style-name="ro3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 text:style-name="P1"><text:span text:style-name="T1">B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7" draw:id="id7" draw:layer="layout" svg:width="2.743cm" svg:height="2.919cm" svg:x="22.94cm" svg:y="10.9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xml:id="id8" draw:id="id8" draw:layer="layout" svg:width="2.743cm" svg:height="2.919cm" svg:x="31.572cm" svg:y="10.8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/>
              <table:table-cell>
                <text:p><text:span text:style-name="T2">R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1"><text:span text:style-name="T1">B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xml:id="id9" draw:id="id9" draw:layer="layout" svg:width="2.743cm" svg:height="2.919cm" svg:x="40.34cm" svg:y="10.8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/>
              <table:table-cell>
                <text:p><text:span text:style-name="T2">R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 text:style-name="P1"><text:span text:style-name="T1">B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" draw:text-style-name="P3" draw:layer="layout" draw:type="line" svg:x1="10.68cm" svg:y1="6.048cm" svg:x2="32.931cm" svg:y2="4.021cm" draw:start-shape="id1" draw:start-glue-point="0" draw:end-shape="id2" draw:end-glue-point="2" svg:d="M10680 6048l22251-2027" svg:viewBox="0 0 22252 2028">
          <text:p/>
        </draw:connector>
        <draw:connector draw:style-name="gr1" draw:text-style-name="P3" draw:layer="layout" draw:type="line" svg:x1="32.937cm" svg:y1="5.935cm" svg:x2="32.931cm" svg:y2="4.021cm" draw:start-shape="id3" draw:start-glue-point="0" draw:end-shape="id2" draw:end-glue-point="2" svg:d="M32937 5935l-6-1914" svg:viewBox="0 0 7 1915">
          <text:p/>
        </draw:connector>
        <draw:connector draw:style-name="gr1" draw:text-style-name="P3" draw:layer="layout" draw:type="line" svg:x1="54.41cm" svg:y1="6.415cm" svg:x2="32.931cm" svg:y2="4.021cm" draw:start-shape="id4" draw:start-glue-point="0" draw:end-shape="id2" draw:end-glue-point="2" svg:d="M54410 6415l-21479-2394" svg:viewBox="0 0 21480 2395">
          <text:p/>
        </draw:connector>
        <draw:connector draw:style-name="gr1" draw:text-style-name="P3" draw:layer="layout" draw:type="line" svg:x1="5.871cm" svg:y1="11.279cm" svg:x2="10.68cm" svg:y2="8.965cm" draw:start-shape="id5" draw:start-glue-point="0" draw:end-shape="id1" draw:end-glue-point="2" svg:d="M5871 11279l4809-2314" svg:viewBox="0 0 4810 2315">
          <text:p/>
        </draw:connector>
        <draw:connector draw:style-name="gr1" draw:text-style-name="P3" draw:layer="layout" draw:type="line" svg:x1="14.671cm" svg:y1="11.181cm" svg:x2="10.68cm" svg:y2="8.965cm" draw:start-shape="id6" draw:start-glue-point="0" draw:end-shape="id1" draw:end-glue-point="2" svg:d="M14671 11181l-3991-2216" svg:viewBox="0 0 3992 2217">
          <text:p/>
        </draw:connector>
        <draw:connector draw:style-name="gr1" draw:text-style-name="P3" draw:layer="layout" draw:type="line" svg:x1="24.311cm" svg:y1="10.981cm" svg:x2="32.937cm" svg:y2="8.852cm" draw:start-shape="id7" draw:start-glue-point="0" draw:end-shape="id3" svg:d="M24311 10981l8626-2129" svg:viewBox="0 0 8627 2130">
          <text:p/>
        </draw:connector>
        <draw:connector draw:style-name="gr1" draw:text-style-name="P3" draw:layer="layout" draw:type="line" svg:x1="32.943cm" svg:y1="10.803cm" svg:x2="32.937cm" svg:y2="8.852cm" draw:start-shape="id8" draw:start-glue-point="0" draw:end-shape="id3" draw:end-glue-point="2" svg:d="M32943 10803l-6-1951" svg:viewBox="0 0 7 1952">
          <text:p/>
        </draw:connector>
        <draw:connector draw:style-name="gr1" draw:text-style-name="P3" draw:layer="layout" draw:type="line" svg:x1="41.711cm" svg:y1="10.883cm" svg:x2="32.937cm" svg:y2="8.852cm" draw:start-shape="id9" draw:start-glue-point="0" draw:end-shape="id3" draw:end-glue-point="2" svg:d="M41711 10883l-8774-2031" svg:viewBox="0 0 8775 2032">
          <text:p/>
        </draw:connector>
        <draw:frame draw:style-name="standard" xml:id="id10" draw:id="id10" draw:layer="layout" svg:width="2.743cm" svg:height="2.919cm" svg:x="48.01cm" svg:y="11.0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/>
            </table:table-row>
            <table:table-row table:style-name="ro3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><text:span text:style-name="T2">R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1" draw:id="id11" draw:layer="layout" svg:width="2.743cm" svg:height="2.919cm" svg:x="57.09cm" svg:y="10.9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/>
              <table:table-cell>
                <text:p text:style-name="P1"><text:span text:style-name="T1">B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><text:span text:style-name="T2">R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" draw:text-style-name="P3" draw:layer="layout" draw:type="line" svg:x1="49.381cm" svg:y1="11.014cm" svg:x2="54.41cm" svg:y2="9.332cm" draw:start-shape="id10" draw:start-glue-point="0" draw:end-shape="id4" draw:end-glue-point="2" svg:d="M49381 11014l5029-1682" svg:viewBox="0 0 5030 1683">
          <text:p/>
        </draw:connector>
        <draw:connector draw:style-name="gr1" draw:text-style-name="P3" draw:layer="layout" draw:type="line" svg:x1="58.461cm" svg:y1="10.954cm" svg:x2="54.41cm" svg:y2="9.332cm" draw:start-shape="id11" draw:start-glue-point="0" draw:end-shape="id4" draw:end-glue-point="2" svg:d="M58461 10954l-4051-1622" svg:viewBox="0 0 4052 1623">
          <text:p/>
        </draw:connector>
        <draw:frame draw:style-name="standard" xml:id="id12" draw:id="id12" draw:layer="layout" svg:width="2.745cm" svg:height="2.921cm" svg:x="2.553cm" svg:y="15.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xml:id="id13" draw:id="id13" draw:layer="layout" svg:width="2.745cm" svg:height="2.921cm" svg:x="6.209cm" svg:y="15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><text:span text:style-name="T2">R</text:span></text:p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1" draw:text-style-name="P3" draw:layer="layout" draw:type="line" svg:x1="3.925cm" svg:y1="15.16cm" svg:x2="5.871cm" svg:y2="14.198cm" draw:start-shape="id12" draw:start-glue-point="0" draw:end-shape="id5" draw:end-glue-point="2" svg:d="M3925 15160l1946-962" svg:viewBox="0 0 1947 963">
          <text:p/>
        </draw:connector>
        <draw:connector draw:style-name="gr1" draw:text-style-name="P3" draw:layer="layout" draw:type="line" svg:x1="7.581cm" svg:y1="15.128cm" svg:x2="5.871cm" svg:y2="14.198cm" draw:start-shape="id13" draw:start-glue-point="0" draw:end-shape="id5" draw:end-glue-point="2" svg:d="M7581 15128l-1710-930" svg:viewBox="0 0 1711 931">
          <text:p/>
        </draw:connector>
        <draw:frame draw:style-name="standard" xml:id="id14" draw:id="id14" draw:layer="layout" svg:width="2.747cm" svg:height="2.923cm" svg:x="6.198cm" svg:y="18.9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6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5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1" draw:text-style-name="P3" draw:layer="layout" draw:type="line" svg:x1="7.571cm" svg:y1="18.972cm" svg:x2="7.581cm" svg:y2="18.049cm" draw:start-shape="id14" draw:start-glue-point="0" draw:end-shape="id13" draw:end-glue-point="2" svg:d="M7571 18972l10-923" svg:viewBox="0 0 11 924">
          <text:p/>
        </draw:connector>
        <draw:frame draw:style-name="standard" xml:id="id15" draw:id="id15" draw:layer="layout" svg:width="2.745cm" svg:height="2.921cm" svg:x="11.33cm" svg:y="15.1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 text:style-name="P1"><text:span text:style-name="T1">B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6" draw:id="id16" draw:layer="layout" svg:width="2.745cm" svg:height="2.921cm" svg:x="15.341cm" svg:y="15.1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  <table:table-cell/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</table:table>
          <draw:image xlink:href="Pictures/TablePreview16.svm" xlink:type="simple" xlink:show="embed" xlink:actuate="onLoad"/>
        </draw:frame>
        <draw:connector draw:style-name="gr1" draw:text-style-name="P3" draw:layer="layout" draw:type="line" svg:x1="12.702cm" svg:y1="15.162cm" svg:x2="14.671cm" svg:y2="14.1cm" draw:start-shape="id15" draw:start-glue-point="0" draw:end-shape="id6" draw:end-glue-point="2" svg:d="M12702 15162l1969-1062" svg:viewBox="0 0 1970 1063">
          <text:p/>
        </draw:connector>
        <draw:connector draw:style-name="gr1" draw:text-style-name="P3" draw:layer="layout" draw:type="line" svg:x1="16.713cm" svg:y1="15.174cm" svg:x2="14.671cm" svg:y2="14.1cm" draw:start-shape="id16" draw:start-glue-point="0" draw:end-shape="id6" draw:end-glue-point="2" svg:d="M16713 15174l-2042-1074" svg:viewBox="0 0 2043 1075">
          <text:p/>
        </draw:connector>
        <draw:frame draw:style-name="standard" xml:id="id17" draw:id="id17" draw:layer="layout" svg:width="2.745cm" svg:height="2.921cm" svg:x="20.975cm" svg:y="15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frame draw:style-name="standard" xml:id="id18" draw:id="id18" draw:layer="layout" svg:width="2.745cm" svg:height="2.921cm" svg:x="24.671cm" svg:y="15.1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><text:span text:style-name="T2">R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style-name="gr1" draw:text-style-name="P3" draw:layer="layout" draw:type="line" svg:x1="22.347cm" svg:y1="15.182cm" svg:x2="24.311cm" svg:y2="13.9cm" draw:start-shape="id17" draw:start-glue-point="0" draw:end-shape="id7" draw:end-glue-point="2" svg:d="M22347 15182l1964-1282" svg:viewBox="0 0 1965 1283">
          <text:p/>
        </draw:connector>
        <draw:connector draw:style-name="gr1" draw:text-style-name="P3" draw:layer="layout" draw:type="line" svg:x1="26.043cm" svg:y1="15.171cm" svg:x2="24.311cm" svg:y2="13.9cm" draw:start-shape="id18" draw:start-glue-point="0" draw:end-shape="id7" draw:end-glue-point="2" svg:d="M26043 15171l-1732-1271" svg:viewBox="0 0 1733 1272">
          <text:p/>
        </draw:connector>
        <draw:frame draw:style-name="standard" xml:id="id19" draw:id="id19" draw:layer="layout" svg:width="2.745cm" svg:height="2.921cm" svg:x="20.977cm" svg:y="18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xml:id="id20" draw:id="id20" draw:layer="layout" svg:width="2.745cm" svg:height="2.921cm" svg:x="24.673cm" svg:y="18.8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</table:table>
          <draw:image xlink:href="Pictures/TablePreview20.svm" xlink:type="simple" xlink:show="embed" xlink:actuate="onLoad"/>
        </draw:frame>
        <draw:connector draw:style-name="gr1" draw:text-style-name="P3" draw:layer="layout" draw:type="line" svg:x1="22.349cm" svg:y1="18.879cm" svg:x2="22.347cm" svg:y2="18.103cm" draw:start-shape="id19" draw:start-glue-point="0" draw:end-shape="id17" draw:end-glue-point="2" svg:d="M22349 18879l-2-776" svg:viewBox="0 0 3 777">
          <text:p/>
        </draw:connector>
        <draw:connector draw:style-name="gr1" draw:text-style-name="P3" draw:layer="layout" draw:type="line" svg:x1="26.045cm" svg:y1="18.868cm" svg:x2="26.043cm" svg:y2="18.092cm" draw:start-shape="id20" draw:start-glue-point="0" draw:end-shape="id18" draw:end-glue-point="2" svg:d="M26045 18868l-2-776" svg:viewBox="0 0 3 777">
          <text:p/>
        </draw:connector>
        <draw:frame draw:style-name="standard" xml:id="id21" draw:id="id21" draw:layer="layout" svg:width="2.745cm" svg:height="2.921cm" svg:x="29.505cm" svg:y="15.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1"><text:span text:style-name="T1">B</text:span></text:p>
              </table:table-cell>
              <table:table-cell/>
            </table:table-row>
          </table:table>
          <draw:image xlink:href="Pictures/TablePreview21.svm" xlink:type="simple" xlink:show="embed" xlink:actuate="onLoad"/>
        </draw:frame>
        <draw:frame draw:style-name="standard" xml:id="id22" draw:id="id22" draw:layer="layout" svg:width="2.745cm" svg:height="2.921cm" svg:x="33.444cm" svg:y="15.0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/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</table:table>
          <draw:image xlink:href="Pictures/TablePreview22.svm" xlink:type="simple" xlink:show="embed" xlink:actuate="onLoad"/>
        </draw:frame>
        <draw:connector draw:style-name="gr1" draw:text-style-name="P3" draw:layer="layout" draw:type="line" svg:x1="30.877cm" svg:y1="15.13cm" svg:x2="32.943cm" svg:y2="13.722cm" draw:start-shape="id21" draw:start-glue-point="0" draw:end-shape="id8" draw:end-glue-point="2" svg:d="M30877 15130l2066-1408" svg:viewBox="0 0 2067 1409">
          <text:p/>
        </draw:connector>
        <draw:connector draw:style-name="gr1" draw:text-style-name="P3" draw:layer="layout" draw:type="line" svg:x1="34.816cm" svg:y1="15.069cm" svg:x2="32.943cm" svg:y2="13.722cm" draw:start-shape="id22" draw:start-glue-point="0" draw:end-shape="id8" draw:end-glue-point="2" svg:d="M34816 15069l-1873-1347" svg:viewBox="0 0 1874 1348">
          <text:p/>
        </draw:connector>
        <draw:frame draw:style-name="standard" xml:id="id23" draw:id="id23" draw:layer="layout" svg:width="2.747cm" svg:height="2.923cm" svg:x="33.445cm" svg:y="18.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6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5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</table:table>
          <draw:image xlink:href="Pictures/TablePreview23.svm" xlink:type="simple" xlink:show="embed" xlink:actuate="onLoad"/>
        </draw:frame>
        <draw:connector draw:style-name="gr1" draw:text-style-name="P3" draw:layer="layout" draw:type="line" svg:x1="34.818cm" svg:y1="18.77cm" svg:x2="34.816cm" svg:y2="17.99cm" draw:start-shape="id23" draw:start-glue-point="0" draw:end-shape="id22" draw:end-glue-point="2" svg:d="M34818 18770l-2-780" svg:viewBox="0 0 3 781">
          <text:p/>
        </draw:connector>
        <draw:frame draw:style-name="standard" xml:id="id24" draw:id="id24" draw:layer="layout" svg:width="2.745cm" svg:height="2.921cm" svg:x="38.347cm" svg:y="15.0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 text:style-name="P1"><text:span text:style-name="T1">B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xml:id="id25" draw:id="id25" draw:layer="layout" svg:width="2.745cm" svg:height="2.921cm" svg:x="42.447cm" svg:y="15.0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/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</table:table>
          <draw:image xlink:href="Pictures/TablePreview25.svm" xlink:type="simple" xlink:show="embed" xlink:actuate="onLoad"/>
        </draw:frame>
        <draw:connector draw:style-name="gr1" draw:text-style-name="P3" draw:layer="layout" draw:type="line" svg:x1="39.719cm" svg:y1="15.017cm" svg:x2="41.711cm" svg:y2="13.802cm" draw:start-shape="id24" draw:start-glue-point="0" draw:end-shape="id9" draw:end-glue-point="2" svg:d="M39719 15017l1992-1215" svg:viewBox="0 0 1993 1216">
          <text:p/>
        </draw:connector>
        <draw:connector draw:style-name="gr1" draw:text-style-name="P3" draw:layer="layout" draw:type="line" svg:x1="43.819cm" svg:y1="15.049cm" svg:x2="41.711cm" svg:y2="13.802cm" draw:start-shape="id25" draw:start-glue-point="0" draw:end-shape="id9" draw:end-glue-point="2" svg:d="M43819 15049l-2108-1247" svg:viewBox="0 0 2109 1248">
          <text:p/>
        </draw:connector>
        <draw:frame draw:style-name="standard" xml:id="id26" draw:id="id26" draw:layer="layout" svg:width="2.747cm" svg:height="2.923cm" svg:x="42.448cm" svg:y="18.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6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5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</table:table>
          <draw:image xlink:href="Pictures/TablePreview26.svm" xlink:type="simple" xlink:show="embed" xlink:actuate="onLoad"/>
        </draw:frame>
        <draw:connector draw:style-name="gr1" draw:text-style-name="P3" draw:layer="layout" draw:type="line" svg:x1="43.821cm" svg:y1="18.85cm" svg:x2="43.819cm" svg:y2="17.97cm" draw:start-shape="id26" draw:start-glue-point="0" draw:end-shape="id25" draw:end-glue-point="2" svg:d="M43821 18850l-2-880" svg:viewBox="0 0 3 881">
          <text:p/>
        </draw:connector>
        <draw:frame draw:style-name="standard" xml:id="id28" draw:id="id28" draw:layer="layout" svg:width="2.745cm" svg:height="2.921cm" svg:x="48.021cm" svg:y="14.9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><text:span text:style-name="T2">R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xml:id="id27" draw:id="id27" draw:layer="layout" svg:width="2.745cm" svg:height="2.921cm" svg:x="48.022cm" svg:y="18.8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</table:table>
          <draw:image xlink:href="Pictures/TablePreview28.svm" xlink:type="simple" xlink:show="embed" xlink:actuate="onLoad"/>
        </draw:frame>
        <draw:connector draw:style-name="gr1" draw:text-style-name="P3" draw:layer="layout" draw:type="line" svg:x1="49.394cm" svg:y1="18.869cm" svg:x2="49.393cm" svg:y2="17.889cm" draw:start-shape="id27" draw:start-glue-point="0" draw:end-shape="id28" draw:end-glue-point="2" svg:d="M49394 18869l-1-980" svg:viewBox="0 0 2 981">
          <text:p/>
        </draw:connector>
        <draw:connector draw:style-name="gr1" draw:text-style-name="P3" draw:layer="layout" draw:type="line" svg:x1="49.393cm" svg:y1="14.968cm" svg:x2="49.381cm" svg:y2="13.933cm" draw:start-shape="id28" draw:start-glue-point="0" draw:end-shape="id10" draw:end-glue-point="2" svg:d="M49393 14968l-12-1035" svg:viewBox="0 0 13 1036">
          <text:p/>
        </draw:connector>
        <draw:frame draw:style-name="standard" xml:id="id30" draw:id="id30" draw:layer="layout" svg:width="2.745cm" svg:height="2.921cm" svg:x="54.365cm" svg:y="15.0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/>
              <table:table-cell>
                <text:p><text:span text:style-name="T2">R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xml:id="id32" draw:id="id32" draw:layer="layout" svg:width="2.745cm" svg:height="2.921cm" svg:x="59.835cm" svg:y="15.0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/>
              <table:table-cell>
                <text:p text:style-name="P1"><text:span text:style-name="T1">B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xml:id="id29" draw:id="id29" draw:layer="layout" svg:width="2.745cm" svg:height="2.921cm" svg:x="54.366cm" svg:y="18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1"><text:span text:style-name="T1">B</text:span></text:p>
              </table:table-cell>
              <table:table-cell>
                <text:p><text:span text:style-name="T2">R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xml:id="id31" draw:id="id31" draw:layer="layout" svg:width="2.745cm" svg:height="2.921cm" svg:x="59.836cm" svg:y="18.9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B</text:span></text:p>
              </table:table-cell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2">R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B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B</text:span></text:p>
              </table:table-cell>
              <table:table-cell>
                <text:p text:style-name="P2"><text:span text:style-name="T2">R</text:span></text:p>
              </table:table-cell>
              <table:table-cell>
                <text:p><text:span text:style-name="T2">R</text:span></text:p>
              </table:table-cell>
            </table:table-row>
          </table:table>
          <draw:image xlink:href="Pictures/TablePreview32.svm" xlink:type="simple" xlink:show="embed" xlink:actuate="onLoad"/>
        </draw:frame>
        <draw:connector draw:style-name="gr1" draw:text-style-name="P3" draw:layer="layout" draw:type="line" svg:x1="55.738cm" svg:y1="18.935cm" svg:x2="55.737cm" svg:y2="17.955cm" draw:start-shape="id29" draw:start-glue-point="0" draw:end-shape="id30" draw:end-glue-point="2" svg:d="M55738 18935l-1-980" svg:viewBox="0 0 2 981">
          <text:p/>
        </draw:connector>
        <draw:connector draw:style-name="gr1" draw:text-style-name="P3" draw:layer="layout" draw:type="line" svg:x1="61.208cm" svg:y1="18.933cm" svg:x2="61.207cm" svg:y2="17.953cm" draw:start-shape="id31" draw:start-glue-point="0" draw:end-shape="id32" draw:end-glue-point="2" svg:d="M61208 18933l-1-980" svg:viewBox="0 0 2 981">
          <text:p/>
        </draw:connector>
        <draw:connector draw:style-name="gr1" draw:text-style-name="P3" draw:layer="layout" draw:type="line" svg:x1="55.737cm" svg:y1="15.034cm" svg:x2="58.461cm" svg:y2="13.873cm" draw:start-shape="id30" draw:start-glue-point="0" draw:end-shape="id11" draw:end-glue-point="2" svg:d="M55737 15034l2724-1161" svg:viewBox="0 0 2725 1162">
          <text:p/>
        </draw:connector>
        <draw:connector draw:style-name="gr1" draw:text-style-name="P3" draw:layer="layout" draw:type="line" svg:x1="61.207cm" svg:y1="15.032cm" svg:x2="58.461cm" svg:y2="13.873cm" draw:start-shape="id32" draw:start-glue-point="0" draw:end-shape="id11" draw:end-glue-point="2" svg:d="M61207 15032l-2746-1159" svg:viewBox="0 0 2747 1160">
          <text:p/>
        </draw:connector>
        <draw:frame draw:style-name="gr2" draw:text-style-name="P4" draw:layer="layout" svg:width="0.959cm" svg:height="0.962cm" svg:x="1.162cm" svg:y="2.137cm">
          <draw:text-box>
            <text:p text:style-name="P2"><text:span text:style-name="T2">R</text:span></text:p>
          </draw:text-box>
        </draw:frame>
        <draw:frame draw:style-name="gr2" draw:text-style-name="P4" draw:layer="layout" svg:width="0.925cm" svg:height="0.962cm" svg:x="1.175cm" svg:y="7.038cm">
          <draw:text-box>
            <text:p text:style-name="P1"><text:span text:style-name="T1">B</text:span></text:p>
          </draw:text-box>
        </draw:frame>
        <draw:frame draw:style-name="gr2" draw:text-style-name="P4" draw:layer="layout" svg:width="0.959cm" svg:height="0.962cm" svg:x="1.175cm" svg:y="12.2cm">
          <draw:text-box>
            <text:p text:style-name="P2"><text:span text:style-name="T2">R</text:span></text:p>
          </draw:text-box>
        </draw:frame>
        <draw:frame draw:style-name="gr2" draw:text-style-name="P4" draw:layer="layout" svg:width="0.925cm" svg:height="0.962cm" svg:x="1.175cm" svg:y="16.2cm">
          <draw:text-box>
            <text:p text:style-name="P1"><text:span text:style-name="T1">B</text:span></text:p>
          </draw:text-box>
        </draw:frame>
        <draw:frame draw:style-name="gr2" draw:text-style-name="P4" draw:layer="layout" svg:width="0.959cm" svg:height="0.962cm" svg:x="1.175cm" svg:y="19.938cm">
          <draw:text-box>
            <text:p text:style-name="P2"><text:span text:style-name="T2">R</text:span></text:p>
          </draw:text-box>
        </draw:frame>
        <draw:frame draw:style-name="gr2" draw:text-style-name="P4" draw:layer="layout" svg:width="0.853cm" svg:height="0.962cm" svg:x="9.111cm" svg:y="18.908cm">
          <draw:text-box>
            <text:p>1</text:p>
          </draw:text-box>
        </draw:frame>
        <draw:frame draw:style-name="gr2" draw:text-style-name="P4" draw:layer="layout" svg:width="0.853cm" svg:height="0.962cm" svg:x="7.935cm" svg:y="14.1cm">
          <draw:text-box>
            <text:p>1</text:p>
          </draw:text-box>
        </draw:frame>
        <draw:frame draw:style-name="gr2" draw:text-style-name="P4" draw:layer="layout" svg:width="1.065cm" svg:height="0.962cm" svg:x="2.5cm" svg:y="14.102cm">
          <draw:text-box>
            <text:p>-1</text:p>
          </draw:text-box>
        </draw:frame>
        <draw:frame draw:style-name="gr2" draw:text-style-name="P4" draw:layer="layout" svg:width="0.853cm" svg:height="0.962cm" svg:x="4.535cm" svg:y="10.3cm">
          <draw:text-box>
            <text:p>1</text:p>
          </draw:text-box>
        </draw:frame>
        <draw:frame draw:style-name="gr2" draw:text-style-name="P4" draw:layer="layout" svg:width="1.065cm" svg:height="0.962cm" svg:x="9.235cm" svg:y="5.038cm">
          <draw:text-box>
            <text:p>-1</text:p>
          </draw:text-box>
        </draw:frame>
        <draw:frame draw:style-name="gr2" draw:text-style-name="P4" draw:layer="layout" svg:width="1.065cm" svg:height="0.962cm" svg:x="15cm" svg:y="10.138cm">
          <draw:text-box>
            <text:p>-1</text:p>
          </draw:text-box>
        </draw:frame>
        <draw:frame draw:style-name="gr2" draw:text-style-name="P4" draw:layer="layout" svg:width="1.065cm" svg:height="0.962cm" svg:x="11.3cm" svg:y="14.138cm">
          <draw:text-box>
            <text:p>-1</text:p>
          </draw:text-box>
        </draw:frame>
        <draw:frame draw:style-name="gr2" draw:text-style-name="P4" draw:layer="layout" svg:width="1.065cm" svg:height="0.962cm" svg:x="17.035cm" svg:y="14.1cm">
          <draw:text-box>
            <text:p>-1</text:p>
          </draw:text-box>
        </draw:frame>
        <draw:frame draw:style-name="gr2" draw:text-style-name="P4" draw:layer="layout" svg:width="0.853cm" svg:height="0.962cm" svg:x="22.9cm" svg:y="9.938cm">
          <draw:text-box>
            <text:p>1</text:p>
          </draw:text-box>
        </draw:frame>
        <draw:frame draw:style-name="gr2" draw:text-style-name="P4" draw:layer="layout" svg:width="0.853cm" svg:height="0.962cm" svg:x="20.9cm" svg:y="14.138cm">
          <draw:text-box>
            <text:p>1</text:p>
          </draw:text-box>
        </draw:frame>
        <draw:frame draw:style-name="gr2" draw:text-style-name="P4" draw:layer="layout" svg:width="0.853cm" svg:height="0.962cm" svg:x="26.335cm" svg:y="14.138cm">
          <draw:text-box>
            <text:p>1</text:p>
          </draw:text-box>
        </draw:frame>
        <draw:frame draw:style-name="gr2" draw:text-style-name="P4" draw:layer="layout" svg:width="0.853cm" svg:height="0.962cm" svg:x="19.935cm" svg:y="18.838cm">
          <draw:text-box>
            <text:p>1</text:p>
          </draw:text-box>
        </draw:frame>
        <draw:frame draw:style-name="gr2" draw:text-style-name="P4" draw:layer="layout" svg:width="0.853cm" svg:height="0.962cm" svg:x="27.435cm" svg:y="18.9cm">
          <draw:text-box>
            <text:p>1</text:p>
          </draw:text-box>
        </draw:frame>
        <draw:frame draw:style-name="gr2" draw:text-style-name="P4" draw:layer="layout" svg:width="1.065cm" svg:height="0.962cm" svg:x="29.432cm" svg:y="14.1cm">
          <draw:text-box>
            <text:p>-1</text:p>
          </draw:text-box>
        </draw:frame>
        <draw:frame draw:style-name="gr2" draw:text-style-name="P4" draw:layer="layout" svg:width="0.853cm" svg:height="0.962cm" svg:x="35.232cm" svg:y="14.038cm">
          <draw:text-box>
            <text:p>1</text:p>
          </draw:text-box>
        </draw:frame>
        <draw:frame draw:style-name="gr2" draw:text-style-name="P4" draw:layer="layout" svg:width="0.853cm" svg:height="0.962cm" svg:x="36.267cm" svg:y="18.738cm">
          <draw:text-box>
            <text:p>1</text:p>
          </draw:text-box>
        </draw:frame>
        <draw:frame draw:style-name="gr2" draw:text-style-name="P4" draw:layer="layout" svg:width="0.853cm" svg:height="0.962cm" svg:x="42cm" svg:y="9.838cm">
          <draw:text-box>
            <text:p>1</text:p>
          </draw:text-box>
        </draw:frame>
        <draw:frame draw:style-name="gr2" draw:text-style-name="P4" draw:layer="layout" svg:width="0.853cm" svg:height="0.962cm" svg:x="31.532cm" svg:y="9.8cm">
          <draw:text-box>
            <text:p>1</text:p>
          </draw:text-box>
        </draw:frame>
        <draw:frame draw:style-name="gr2" draw:text-style-name="P4" draw:layer="layout" svg:width="1.065cm" svg:height="0.962cm" svg:x="38.3cm" svg:y="14cm">
          <draw:text-box>
            <text:p>-1</text:p>
          </draw:text-box>
        </draw:frame>
        <draw:frame draw:style-name="gr2" draw:text-style-name="P4" draw:layer="layout" svg:width="0.853cm" svg:height="0.962cm" svg:x="44.135cm" svg:y="14.038cm">
          <draw:text-box>
            <text:p>1</text:p>
          </draw:text-box>
        </draw:frame>
        <draw:frame draw:style-name="gr2" draw:text-style-name="P4" draw:layer="layout" svg:width="0.853cm" svg:height="0.962cm" svg:x="45.2cm" svg:y="18.9cm">
          <draw:text-box>
            <text:p>1</text:p>
          </draw:text-box>
        </draw:frame>
        <draw:frame draw:style-name="gr2" draw:text-style-name="P4" draw:layer="layout" svg:width="0.853cm" svg:height="0.962cm" svg:x="31.5cm" svg:y="4.9cm">
          <draw:text-box>
            <text:p>1</text:p>
          </draw:text-box>
        </draw:frame>
        <draw:frame draw:style-name="gr2" draw:text-style-name="P4" draw:layer="layout" svg:width="0.853cm" svg:height="0.962cm" svg:x="47.935cm" svg:y="10cm">
          <draw:text-box>
            <text:p>1</text:p>
          </draw:text-box>
        </draw:frame>
        <draw:frame draw:style-name="gr2" draw:text-style-name="P4" draw:layer="layout" svg:width="0.853cm" svg:height="0.962cm" svg:x="58.8cm" svg:y="9.938cm">
          <draw:text-box>
            <text:p>1</text:p>
          </draw:text-box>
        </draw:frame>
        <draw:frame draw:style-name="gr2" draw:text-style-name="P4" draw:layer="layout" svg:width="0.853cm" svg:height="0.962cm" svg:x="46.9cm" svg:y="14.938cm">
          <draw:text-box>
            <text:p>1</text:p>
          </draw:text-box>
        </draw:frame>
        <draw:frame draw:style-name="gr2" draw:text-style-name="P4" draw:layer="layout" svg:width="0.853cm" svg:height="0.962cm" svg:x="46.9cm" svg:y="18.838cm">
          <draw:text-box>
            <text:p>1</text:p>
          </draw:text-box>
        </draw:frame>
        <draw:frame draw:style-name="gr2" draw:text-style-name="P4" draw:layer="layout" svg:width="0.853cm" svg:height="0.962cm" svg:x="54.235cm" svg:y="14cm">
          <draw:text-box>
            <text:p>1</text:p>
          </draw:text-box>
        </draw:frame>
        <draw:frame draw:style-name="gr2" draw:text-style-name="P4" draw:layer="layout" svg:width="0.853cm" svg:height="0.962cm" svg:x="53.335cm" svg:y="18.9cm">
          <draw:text-box>
            <text:p>1</text:p>
          </draw:text-box>
        </draw:frame>
        <draw:frame draw:style-name="gr2" draw:text-style-name="P4" draw:layer="layout" svg:width="0.853cm" svg:height="0.962cm" svg:x="61.535cm" svg:y="14cm">
          <draw:text-box>
            <text:p>1</text:p>
          </draw:text-box>
        </draw:frame>
        <draw:frame draw:style-name="gr2" draw:text-style-name="P4" draw:layer="layout" svg:width="0.853cm" svg:height="0.962cm" svg:x="62.635cm" svg:y="18.9cm">
          <draw:text-box>
            <text:p>1</text:p>
          </draw:text-box>
        </draw:frame>
        <draw:frame draw:style-name="gr2" draw:text-style-name="P4" draw:layer="layout" svg:width="0.853cm" svg:height="0.962cm" svg:x="54.735cm" svg:y="5.438cm">
          <draw:text-box>
            <text:p>1</text:p>
          </draw:text-box>
        </draw:frame>
        <draw:frame draw:style-name="gr2" draw:text-style-name="P4" draw:layer="layout" svg:width="0.853cm" svg:height="0.962cm" svg:x="30.647cm" svg:y="1.2cm">
          <draw:text-box>
            <text:p>1</text:p>
          </draw:text-box>
        </draw:frame>
        <draw:frame draw:style-name="gr3" draw:text-style-name="P4" draw:layer="layout" svg:width="3.3cm" svg:height="0.962cm" svg:x="19.5cm" svg:y="13.438cm">
          <draw:text-box>
            <text:p><text:span text:style-name="T3">α:1</text:span><text:span text:style-name="T3"> β:1</text:span></text:p>
          </draw:text-box>
        </draw:frame>
        <draw:frame draw:style-name="gr4" draw:text-style-name="P4" draw:layer="layout" svg:width="3.3cm" svg:height="0.962cm" svg:x="25.9cm" svg:y="13.5cm">
          <draw:text-box>
            <text:p><text:span text:style-name="T3">α:1</text:span><text:span text:style-name="T3"> β:1</text:span></text:p>
          </draw:text-box>
        </draw:frame>
        <draw:frame draw:style-name="gr2" draw:text-style-name="P4" draw:layer="layout" svg:width="2.944cm" svg:height="0.962cm" svg:x="22.9cm" svg:y="9.2cm">
          <draw:text-box>
            <text:p><text:span text:style-name="T3">α:1</text:span><text:span text:style-name="T3"> β:+</text:span><text:span text:style-name="T3">∞</text:span></text:p>
          </draw:text-box>
        </draw:frame>
        <draw:frame draw:style-name="gr2" draw:text-style-name="P4" draw:layer="layout" svg:width="2.471cm" svg:height="0.962cm" svg:x="34.432cm" svg:y="13.338cm">
          <draw:text-box>
            <text:p><text:span text:style-name="T3">α:1 β:1</text:span></text:p>
          </draw:text-box>
        </draw:frame>
        <draw:frame draw:style-name="gr2" draw:text-style-name="P4" draw:layer="layout" svg:width="2.945cm" svg:height="0.962cm" svg:x="33.1cm" svg:y="9.838cm">
          <draw:text-box>
            <text:p><text:span text:style-name="T3">α:1 β:+</text:span><text:span text:style-name="T3">∞</text:span></text:p>
          </draw:text-box>
        </draw:frame>
        <draw:frame draw:style-name="gr2" draw:text-style-name="P4" draw:layer="layout" svg:width="2.47cm" svg:height="0.962cm" svg:x="33.132cm" svg:y="4.938cm">
          <draw:text-box>
            <text:p><text:span text:style-name="T3">α:1</text:span><text:span text:style-name="T3"> β:1</text:span></text:p>
          </draw:text-box>
        </draw:frame>
        <draw:custom-shape draw:style-name="gr5" draw:text-style-name="P5" draw:layer="layout" svg:width="19.1cm" svg:height="16.9cm" svg:x="28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17:24:42.898000000</meta:creation-date>
    <dc:date>2018-02-17T23:52:47.577000000</dc:date>
    <meta:editing-duration>PT5H56M39S</meta:editing-duration>
    <meta:editing-cycles>70</meta:editing-cycles>
    <meta:generator>LibreOffice/5.4.3.2$Windows_X86_64 LibreOffice_project/92a7159f7e4af62137622921e809f8546db437e5</meta:generator>
    <meta:document-statistic meta:object-count="107"/>
  </office:meta>
</office:document-meta>
</file>